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Msmt of Current Mod Output</text:p>
          </table:table-cell>
          <table:covered-table-cell table:number-columns-repeated="2"/>
          <table:table-cell table:number-columns-repeated="4"/>
          <table:table-cell>
            <draw:frame table:end-cell-address="Sheet1.N15" table:end-x="1.265cm" table:end-y="0.374cm" draw:z-index="1" draw:style-name="gr1" svg:width="13.269cm" svg:height="6.535cm" svg:x="1.545cm" svg:y="0.161cm">
              <draw:object draw:notify-on-update-of-ranges="Sheet1.A5:Sheet1.A11 Sheet1.F5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string">
            <text:p>Polarity </text:p>
          </table:table-cell>
          <table:table-cell office:value-type="string">
            <text:p>positiv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Load</text:p>
          </table:table-cell>
          <table:table-cell office:value-type="string">
            <text:p>1M ohm</text:p>
          </table:table-cell>
          <table:table-cell table:number-columns-repeated="7"/>
        </table:table-row>
        <table:table-row table:style-name="ro1">
          <table:table-cell table:style-name="ce1" office:value-type="string">
            <text:p>Frequency(MHz)</text:p>
          </table:table-cell>
          <table:table-cell table:style-name="ce1" office:value-type="string">
            <text:p>Input (V)</text:p>
          </table:table-cell>
          <table:table-cell table:style-name="ce1" office:value-type="string">
            <text:p>Output(V)</text:p>
          </table:table-cell>
          <table:table-cell table:style-name="ce1" office:value-type="string">
            <text:p>Time delay</text:p>
          </table:table-cell>
          <table:table-cell table:style-name="ce1" office:value-type="string">
            <text:p>Gain</text:p>
          </table:table-cell>
          <table:table-cell table:style-name="ce1" office:value-type="string">
            <text:p>Phase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table:style-name="ce2" office:value-type="float" office:value="0.014">
            <text:p>1.40E-002</text:p>
          </table:table-cell>
          <table:table-cell table:style-name="ce2" office:value-type="float" office:value="0.5">
            <text:p>5.00E-001</text:p>
          </table:table-cell>
          <table:table-cell office:value-type="float" office:value="0">
            <text:p>0</text:p>
          </table:table-cell>
          <table:table-cell table:formula="of:=[.C5]/[.B5]" office:value-type="float" office:value="35.7142857142857">
            <text:p>35.71</text:p>
          </table:table-cell>
          <table:table-cell table:formula="of:=[.D5]*0.000000001*[.A5]*1000000*36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table:style-name="ce2" office:value-type="float" office:value="0.014">
            <text:p>1.40E-002</text:p>
          </table:table-cell>
          <table:table-cell table:style-name="ce2" office:value-type="float" office:value="0.5">
            <text:p>5.00E-001</text:p>
          </table:table-cell>
          <table:table-cell office:value-type="float" office:value="100">
            <text:p>100</text:p>
          </table:table-cell>
          <table:table-cell table:formula="of:=[.C6]/[.B6]" office:value-type="float" office:value="35.7142857142857">
            <text:p>35.71</text:p>
          </table:table-cell>
          <table:table-cell table:formula="of:=[.D6]*0.000000001*[.A6]*1000000*360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014">
            <text:p>1.40E-002</text:p>
          </table:table-cell>
          <table:table-cell table:style-name="ce2" office:value-type="float" office:value="0.49">
            <text:p>4.90E-001</text:p>
          </table:table-cell>
          <table:table-cell office:value-type="float" office:value="90">
            <text:p>90</text:p>
          </table:table-cell>
          <table:table-cell table:formula="of:=[.C7]/[.B7]" office:value-type="float" office:value="35">
            <text:p>35</text:p>
          </table:table-cell>
          <table:table-cell table:formula="of:=[.D7]*0.000000001*[.A7]*1000000*360" office:value-type="float" office:value="32.4">
            <text:p>32.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0.015">
            <text:p>1.50E-002</text:p>
          </table:table-cell>
          <table:table-cell table:style-name="ce2" office:value-type="float" office:value="0.4">
            <text:p>4.00E-001</text:p>
          </table:table-cell>
          <table:table-cell office:value-type="float" office:value="86">
            <text:p>86</text:p>
          </table:table-cell>
          <table:table-cell table:formula="of:=[.C8]/[.B8]" office:value-type="float" office:value="26.6666666666667">
            <text:p>26.67</text:p>
          </table:table-cell>
          <table:table-cell table:formula="of:=[.D8]*0.000000001*[.A8]*1000000*360" office:value-type="float" office:value="92.88">
            <text:p>92.8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17">
            <text:p>1.70E-002</text:p>
          </table:table-cell>
          <table:table-cell table:style-name="ce2" office:value-type="float" office:value="0.29">
            <text:p>2.90E-001</text:p>
          </table:table-cell>
          <table:table-cell office:value-type="float" office:value="80">
            <text:p>80</text:p>
          </table:table-cell>
          <table:table-cell table:formula="of:=[.C9]/[.B9]" office:value-type="float" office:value="17.0588235294118">
            <text:p>17.06</text:p>
          </table:table-cell>
          <table:table-cell table:formula="of:=[.D9]*0.000000001*[.A9]*1000000*360" office:value-type="float" office:value="144">
            <text:p>144</text:p>
          </table:table-cell>
          <table:table-cell/>
          <table:table-cell>
            <draw:frame table:end-cell-address="Sheet1.M21" table:end-x="0.32cm" table:end-y="0.335cm" draw:z-index="3" draw:style-name="gr1" svg:width="9.445cm" svg:height="5.461cm" svg:x="2.165cm" svg:y="0.293cm">
              <draw:object draw:notify-on-update-of-ranges="Sheet1.A13:Sheet1.A18 Sheet1.F13:Sheet1.F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.018">
            <text:p>1.80E-002</text:p>
          </table:table-cell>
          <table:table-cell table:style-name="ce2" office:value-type="float" office:value="0.192">
            <text:p>1.92E-001</text:p>
          </table:table-cell>
          <table:table-cell office:value-type="float" office:value="71">
            <text:p>71</text:p>
          </table:table-cell>
          <table:table-cell table:formula="of:=[.C10]/[.B10]" office:value-type="float" office:value="10.6666666666667">
            <text:p>10.67</text:p>
          </table:table-cell>
          <table:table-cell table:formula="of:=[.D10]*0.000000001*[.A10]*1000000*360" office:value-type="float" office:value="178.92">
            <text:p>178.9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2">
            <text:p>2.00E-002</text:p>
          </table:table-cell>
          <table:table-cell table:style-name="ce2" office:value-type="float" office:value="0.11">
            <text:p>1.10E-001</text:p>
          </table:table-cell>
          <table:table-cell office:value-type="float" office:value="63">
            <text:p>63</text:p>
          </table:table-cell>
          <table:table-cell table:formula="of:=[.C11]/[.B11]" office:value-type="float" office:value="5.5">
            <text:p>5.5</text:p>
          </table:table-cell>
          <table:table-cell table:formula="of:=[.D11]*0.000000001*[.A11]*1000000*360" office:value-type="float" office:value="226.8">
            <text:p>226.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oad</text:p>
          </table:table-cell>
          <table:table-cell office:value-type="string">
            <text:p>50 Ohm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table:style-name="ce2" office:value-type="float" office:value="0.014">
            <text:p>1.40E-002</text:p>
          </table:table-cell>
          <table:table-cell table:style-name="ce2" office:value-type="float" office:value="0.077">
            <text:p>7.70E-002</text:p>
          </table:table-cell>
          <table:table-cell office:value-type="float" office:value="0">
            <text:p>0</text:p>
          </table:table-cell>
          <table:table-cell table:formula="of:=[.C13]/[.B13]" office:value-type="float" office:value="5.5">
            <text:p>5.5</text:p>
          </table:table-cell>
          <table:table-cell table:formula="of:=[.D13]*0.000000001*[.A13]*1000000*360" office:value-type="float" office:value="0">
            <text:p>0</text:p>
          </table:table-cell>
          <table:table-cell/>
          <table:table-cell>
            <draw:frame table:end-cell-address="Sheet1.O33" table:end-x="0.347cm" table:end-y="0.16cm" draw:z-index="2" draw:style-name="gr1" svg:width="15.974cm" svg:height="8.979cm" svg:x="0.18cm" svg:y="0.214cm">
              <draw:object draw:notify-on-update-of-ranges="Sheet1.A13:Sheet1.A18 Sheet1.E13:Sheet1.E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014">
            <text:p>1.40E-002</text:p>
          </table:table-cell>
          <table:table-cell table:style-name="ce2" office:value-type="float" office:value="0.078">
            <text:p>7.80E-002</text:p>
          </table:table-cell>
          <table:table-cell office:value-type="float" office:value="60">
            <text:p>60</text:p>
          </table:table-cell>
          <table:table-cell table:formula="of:=[.C14]/[.B14]" office:value-type="float" office:value="5.57142857142857">
            <text:p>5.57</text:p>
          </table:table-cell>
          <table:table-cell table:formula="of:=[.D14]*0.000000001*[.A14]*1000000*360" office:value-type="float" office:value="21.6">
            <text:p>21.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0.015">
            <text:p>1.50E-002</text:p>
          </table:table-cell>
          <table:table-cell table:style-name="ce2" office:value-type="float" office:value="0.072">
            <text:p>7.20E-002</text:p>
          </table:table-cell>
          <table:table-cell office:value-type="float" office:value="58">
            <text:p>58</text:p>
          </table:table-cell>
          <table:table-cell table:formula="of:=[.C15]/[.B15]" office:value-type="float" office:value="4.8">
            <text:p>4.8</text:p>
          </table:table-cell>
          <table:table-cell table:formula="of:=[.D15]*0.000000001*[.A15]*1000000*360" office:value-type="float" office:value="62.64">
            <text:p>62.6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17">
            <text:p>1.70E-002</text:p>
          </table:table-cell>
          <table:table-cell table:style-name="ce2" office:value-type="float" office:value="0.062">
            <text:p>6.20E-002</text:p>
          </table:table-cell>
          <table:table-cell office:value-type="float" office:value="57">
            <text:p>57</text:p>
          </table:table-cell>
          <table:table-cell table:formula="of:=[.C16]/[.B16]" office:value-type="float" office:value="3.64705882352941">
            <text:p>3.65</text:p>
          </table:table-cell>
          <table:table-cell table:formula="of:=[.D16]*0.000000001*[.A16]*1000000*360" office:value-type="float" office:value="102.6">
            <text:p>102.6</text:p>
          </table:table-cell>
          <table:table-cell>
            <draw:frame table:end-cell-address="Sheet1.N36" table:end-x="1.864cm" table:end-y="0.293cm" draw:z-index="4" draw:style-name="gr1" svg:width="16.002cm" svg:height="8.979cm" svg:x="1.669cm" svg:y="0.346cm">
              <draw:object draw:notify-on-update-of-ranges="Sheet1.A24:Sheet1.A30 Sheet1.F24:Sheet1.F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2">
            <text:p>2.00E-002</text:p>
          </table:table-cell>
          <table:table-cell table:style-name="ce2" office:value-type="float" office:value="0.05">
            <text:p>5.00E-002</text:p>
          </table:table-cell>
          <table:table-cell office:value-type="float" office:value="53">
            <text:p>53</text:p>
          </table:table-cell>
          <table:table-cell table:formula="of:=[.C17]/[.B17]" office:value-type="float" office:value="2.5">
            <text:p>2.5</text:p>
          </table:table-cell>
          <table:table-cell table:formula="of:=[.D17]*0.000000001*[.A17]*1000000*360" office:value-type="float" office:value="152.64">
            <text:p>152.64</text:p>
          </table:table-cell>
          <table:table-cell/>
          <table:table-cell>
            <draw:frame table:end-cell-address="Sheet1.N33" table:end-x="0.711cm" table:end-y="0.08cm" draw:z-index="0" draw:style-name="gr1" svg:width="13.548cm" svg:height="7.173cm" svg:x="0.712cm" svg:y="0.133cm">
              <draw:object draw:notify-on-update-of-ranges="Sheet1.A5:Sheet1.A11 Sheet1.E5:Sheet1.E11" xlink:href="./Object 2" xlink:type="simple" xlink:show="embed" xlink:actuate="onLoad"/>
              <draw:image xlink:href="./ObjectReplacements/Object 2" xlink:type="simple" xlink:show="embed" xlink:actuate="onLoad"/>
              <svg:title>1Mohm Load</svg:title>
            </draw:frame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21">
            <text:p>2.10E-002</text:p>
          </table:table-cell>
          <table:table-cell table:style-name="ce2" office:value-type="float" office:value="0.037">
            <text:p>3.70E-002</text:p>
          </table:table-cell>
          <table:table-cell office:value-type="float" office:value="50">
            <text:p>50</text:p>
          </table:table-cell>
          <table:table-cell table:formula="of:=[.C18]/[.B18]" office:value-type="float" office:value="1.76190476190476">
            <text:p>1.76</text:p>
          </table:table-cell>
          <table:table-cell table:formula="of:=[.D18]*0.000000001*[.A18]*1000000*360" office:value-type="float" office:value="180">
            <text:p>18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table:number-columns-spanned="3" table:number-rows-spanned="1">
            <text:p>Msmt of Gain Stage 1 Output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4">
            <text:p>14</text:p>
          </table:table-cell>
          <table:table-cell office:value-type="float" office:value="276">
            <text:p>276</text:p>
          </table:table-cell>
          <table:table-cell office:value-type="float" office:value="100">
            <text:p>100</text:p>
          </table:table-cell>
          <table:table-cell table:formula="of:=[.C24]/[.B24]" office:value-type="float" office:value="19.7142857142857">
            <text:p>19.71</text:p>
          </table:table-cell>
          <table:table-cell table:formula="of:=-180-[.D24]*0.000000001*[.A24]*1000000*360" office:value-type="float" office:value="-183.6">
            <text:p>-183.6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280">
            <text:p>280</text:p>
          </table:table-cell>
          <table:table-cell office:value-type="float" office:value="96">
            <text:p>96</text:p>
          </table:table-cell>
          <table:table-cell table:formula="of:=[.C25]/[.B25]" office:value-type="float" office:value="20">
            <text:p>20</text:p>
          </table:table-cell>
          <table:table-cell table:formula="of:=-180-[.D25]*0.000000001*[.A25]*1000000*360" office:value-type="float" office:value="-197.28">
            <text:p>-197.2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80">
            <text:p>280</text:p>
          </table:table-cell>
          <table:table-cell office:value-type="float" office:value="76">
            <text:p>76</text:p>
          </table:table-cell>
          <table:table-cell table:formula="of:=[.C26]/[.B26]" office:value-type="float" office:value="20">
            <text:p>20</text:p>
          </table:table-cell>
          <table:table-cell table:formula="of:=-180-[.D26]*0.000000001*[.A26]*1000000*360" office:value-type="float" office:value="-207.36">
            <text:p>-207.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office:value-type="float" office:value="60">
            <text:p>60</text:p>
          </table:table-cell>
          <table:table-cell table:formula="of:=[.C27]/[.B27]" office:value-type="float" office:value="17.3333333333333">
            <text:p>17.33</text:p>
          </table:table-cell>
          <table:table-cell table:formula="of:=-180-[.D27]*0.000000001*[.A27]*1000000*360" office:value-type="float" office:value="-244.8">
            <text:p>-244.8</text:p>
          </table:table-cell>
          <table:table-cell table:number-columns-repeated="2"/>
          <table:table-cell>
            <draw:frame table:end-cell-address="Sheet1.P47" table:end-x="0.721cm" table:end-y="0.08cm" draw:z-index="5" draw:style-name="gr1" svg:width="16.002cm" svg:height="8.979cm" svg:x="0.526cm" svg:y="0.133cm">
              <draw:object draw:notify-on-update-of-ranges="Sheet1.A32:Sheet1.A38 Sheet1.F32:Sheet1.F3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54">
            <text:p>54</text:p>
          </table:table-cell>
          <table:table-cell table:formula="of:=[.C28]/[.B28]" office:value-type="float" office:value="13.5294117647059">
            <text:p>13.53</text:p>
          </table:table-cell>
          <table:table-cell table:formula="of:=-180-[.D28]*0.000000001*[.A28]*1000000*360" office:value-type="float" office:value="-277.2">
            <text:p>-277.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table:formula="of:=[.C29]/[.B29]" office:value-type="float" office:value="10">
            <text:p>10</text:p>
          </table:table-cell>
          <table:table-cell table:formula="of:=-180-[.D29]*0.000000001*[.A29]*1000000*360" office:value-type="float" office:value="-306">
            <text:p>-30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44">
            <text:p>44</text:p>
          </table:table-cell>
          <table:table-cell table:formula="of:=[.C30]/[.B30]" office:value-type="float" office:value="7.2">
            <text:p>7.2</text:p>
          </table:table-cell>
          <table:table-cell table:formula="of:=-180-[.D30]*0.000000001*[.A30]*1000000*360" office:value-type="float" office:value="-338.4">
            <text:p>-338.4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Msmt of Gain after TIA Output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C32]/[.B32]" office:value-type="float" office:value="1">
            <text:p>1</text:p>
          </table:table-cell>
          <table:table-cell table:formula="of:=180-[.D32]*0.000000001*[.A32]*1000000*360" office:value-type="float" office:value="177.84">
            <text:p>177.84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C33]/[.B33]" office:value-type="float" office:value="1">
            <text:p>1</text:p>
          </table:table-cell>
          <table:table-cell table:formula="of:=180-[.D33]*0.000000001*[.A33]*1000000*360" office:value-type="float" office:value="172.8">
            <text:p>172.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C34]/[.B34]" office:value-type="float" office:value="1">
            <text:p>1</text:p>
          </table:table-cell>
          <table:table-cell table:formula="of:=180-[.D34]*0.000000001*[.A34]*1000000*360" office:value-type="float" office:value="171.36">
            <text:p>171.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C35]/[.B35]" office:value-type="float" office:value="1">
            <text:p>1</text:p>
          </table:table-cell>
          <table:table-cell table:formula="of:=180-[.D35]*0.000000001*[.A35]*1000000*360" office:value-type="float" office:value="145.44">
            <text:p>145.4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C36]/[.B36]" office:value-type="float" office:value="1">
            <text:p>1</text:p>
          </table:table-cell>
          <table:table-cell table:formula="of:=180-[.D36]*0.000000001*[.A36]*1000000*360" office:value-type="float" office:value="129.6">
            <text:p>129.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C37]/[.B37]" office:value-type="float" office:value="1">
            <text:p>1</text:p>
          </table:table-cell>
          <table:table-cell table:formula="of:=180-[.D37]*0.000000001*[.A37]*1000000*360" office:value-type="float" office:value="109.44">
            <text:p>109.4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C38]/[.B38]" office:value-type="float" office:value="1">
            <text:p>1</text:p>
          </table:table-cell>
          <table:table-cell table:formula="of:=180-[.D38]*0.000000001*[.A38]*1000000*360" office:value-type="float" office:value="90">
            <text:p>9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table:number-columns-spanned="3" table:number-rows-spanned="1">
            <text:p>Msmt of Gain after TIA Output- 10k as the power supply output resistanc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C42]/[.B42]" office:value-type="float" office:value="1">
            <text:p>1</text:p>
          </table:table-cell>
          <table:table-cell table:formula="of:=180-[.D42]*0.000000001*[.A42]*1000000*360" office:value-type="float" office:value="177.84">
            <text:p>177.84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C43]/[.B43]" office:value-type="float" office:value="1">
            <text:p>1</text:p>
          </table:table-cell>
          <table:table-cell table:formula="of:=180-[.D43]*0.000000001*[.A43]*1000000*360" office:value-type="float" office:value="172.8">
            <text:p>172.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C44]/[.B44]" office:value-type="float" office:value="1">
            <text:p>1</text:p>
          </table:table-cell>
          <table:table-cell table:formula="of:=180-[.D44]*0.000000001*[.A44]*1000000*360" office:value-type="float" office:value="171.36">
            <text:p>171.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C45]/[.B45]" office:value-type="float" office:value="1">
            <text:p>1</text:p>
          </table:table-cell>
          <table:table-cell table:formula="of:=180-[.D45]*0.000000001*[.A45]*1000000*360" office:value-type="float" office:value="145.44">
            <text:p>145.4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C46]/[.B46]" office:value-type="float" office:value="1">
            <text:p>1</text:p>
          </table:table-cell>
          <table:table-cell table:formula="of:=180-[.D46]*0.000000001*[.A46]*1000000*360" office:value-type="float" office:value="129.6">
            <text:p>129.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C47]/[.B47]" office:value-type="float" office:value="1">
            <text:p>1</text:p>
          </table:table-cell>
          <table:table-cell table:formula="of:=180-[.D47]*0.000000001*[.A47]*1000000*360" office:value-type="float" office:value="109.44">
            <text:p>109.4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C48]/[.B48]" office:value-type="float" office:value="1">
            <text:p>1</text:p>
          </table:table-cell>
          <table:table-cell table:formula="of:=180-[.D48]*0.000000001*[.A48]*1000000*360" office:value-type="float" office:value="90">
            <text:p>9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2011-05-27</text:date>, <text:time>14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H4M32S</meta:editing-duration>
    <meta:editing-cycles>4</meta:editing-cycles>
    <meta:generator>OpenOffice.org/3.3$Win32 OpenOffice.org_project/330m20$Build-9567</meta:generator>
    <dc:date>2011-05-27T14:28:06.93</dc:date>
    <dc:creator>LCQO </dc:creator>
    <meta:document-statistic meta:table-count="3" meta:cell-count="220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cm" svg:height="6.536cm" xlink:href=".." xlink:type="simple" chart:class="chart:scatter" chart:style-name="ch1">
        <chart:legend chart:legend-position="end" svg:x="10.979cm" svg:y="2.96cm" chart:style-name="ch2"/>
        <chart:plot-area chart:style-name="ch3" table:cell-range-address="Sheet1.A5:Sheet1.A11 Sheet1.F5:Sheet1.F11" svg:x="0.715cm" svg:y="0.655cm" svg:width="9.734cm" svg:height="5.331cm">
          <chartooo:coordinate-region svg:x="1.522cm" svg:y="0.868cm" svg:width="8.74cm" svg:height="4.4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1" chart:class="chart:scatter">
            <chart:domain table:cell-range-address="Sheet1.A5:Sheet1.A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5:Sheet1.A11</svg:desc>
                </draw:g>
              </table:table-cell>
              <table:table-cell office:value-type="float" office:value="0">
                <text:p>0</text:p>
                <draw:g>
                  <svg:desc>Sheet1.F5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.88">
                <text:p>9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78.92">
                <text:p>178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26.8">
                <text:p>22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49cm" svg:height="7.174cm" xlink:href=".." xlink:type="simple" chart:class="chart:scatter" chart:style-name="ch1">
        <chart:legend chart:legend-position="end" svg:x="11.232cm" svg:y="3.279cm" chart:style-name="ch2"/>
        <chart:plot-area chart:style-name="ch3" table:cell-range-address="Sheet1.A5:Sheet1.A11 Sheet1.E5:Sheet1.E11" svg:x="1.274cm" svg:y="0.854cm" svg:width="9.968cm" svg:height="5.9cm">
          <chartooo:coordinate-region svg:x="1.895cm" svg:y="1.066cm" svg:width="9.16cm" svg:height="5.0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1" chart:class="chart:scatter">
            <chart:domain table:cell-range-address="Sheet1.A5:Sheet1.A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5:Sheet1.A11</svg:desc>
                </draw:g>
              </table:table-cell>
              <table:table-cell office:value-type="float" office:value="35.7142857142857">
                <text:p>35.7142857142857</text:p>
                <draw:g>
                  <svg:desc>Sheet1.E5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.0588235294118">
                <text:p>17.0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scatter" chart:style-name="ch1">
        <chart:legend chart:legend-position="end" svg:x="13.658cm" svg:y="4.182cm" chart:style-name="ch2"/>
        <chart:plot-area chart:style-name="ch3" table:cell-range-address="Sheet1.A13:Sheet1.A18 Sheet1.E13:Sheet1.E18" svg:x="0.769cm" svg:y="0.851cm" svg:width="12.251cm" svg:height="7.53cm">
          <chartooo:coordinate-region svg:x="1.205cm" svg:y="1.063cm" svg:width="11.628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3:Sheet1.E18" chart:class="chart:scatter">
            <chart:domain table:cell-range-address="Sheet1.A13:Sheet1.A1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3:Sheet1.A18</svg:desc>
                </draw:g>
              </table:table-cell>
              <table:table-cell office:value-type="float" office:value="5.5">
                <text:p>5.5</text:p>
                <draw:g>
                  <svg:desc>Sheet1.E13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64705882352941">
                <text:p>3.6470588235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76190476190476">
                <text:p>1.76190476190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46cm" svg:height="5.462cm" xlink:href=".." xlink:type="simple" chart:class="chart:scatter" chart:style-name="ch1">
        <chart:legend chart:legend-position="end" svg:x="7.155cm" svg:y="2.423cm" chart:style-name="ch2"/>
        <chart:plot-area chart:style-name="ch3" table:cell-range-address="Sheet1.A13:Sheet1.A18 Sheet1.F13:Sheet1.F18" svg:x="0.616cm" svg:y="0.447cm" svg:width="7.666cm" svg:height="4.924cm">
          <chartooo:coordinate-region svg:x="1.423cm" svg:y="0.659cm" svg:width="6.672cm" svg:height="4.0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3:Sheet1.F18" chart:class="chart:scatter">
            <chart:domain table:cell-range-address="Sheet1.A13:Sheet1.A1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3:Sheet1.A18</svg:desc>
                </draw:g>
              </table:table-cell>
              <table:table-cell office:value-type="float" office:value="0">
                <text:p>0</text:p>
                <draw:g>
                  <svg:desc>Sheet1.F13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2.64">
                <text:p>62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2.64">
                <text:p>152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legend chart:legend-position="end" svg:x="13.712cm" svg:y="4.182cm" chart:style-name="ch2"/>
        <chart:plot-area chart:style-name="ch3" table:cell-range-address="Sheet1.A24:Sheet1.A30 Sheet1.F24:Sheet1.F30" svg:x="0.77cm" svg:y="0.851cm" svg:width="12.302cm" svg:height="7.53cm">
          <chartooo:coordinate-region svg:x="1.682cm" svg:y="1.063cm" svg:width="11.203cm" svg:height="7.1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4:Sheet1.F30" chart:class="chart:scatter">
            <chart:domain table:cell-range-address="Sheet1.A24:Sheet1.A3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4:Sheet1.A30</svg:desc>
                </draw:g>
              </table:table-cell>
              <table:table-cell office:value-type="float" office:value="-183.6">
                <text:p>-183.6</text:p>
                <draw:g>
                  <svg:desc>Sheet1.F24:Sheet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197.28">
                <text:p>-197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207.36">
                <text:p>-207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44.8">
                <text:p>-24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77.2">
                <text:p>-27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-338.4">
                <text:p>-338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legend chart:legend-position="end" svg:x="13.712cm" svg:y="4.182cm" chart:style-name="ch2"/>
        <chart:plot-area chart:style-name="ch3" table:cell-range-address="Sheet1.A32:Sheet1.A38 Sheet1.F32:Sheet1.F38" svg:x="0.77cm" svg:y="0.851cm" svg:width="12.302cm" svg:height="7.53cm">
          <chartooo:coordinate-region svg:x="1.577cm" svg:y="1.063cm" svg:width="11.308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2:Sheet1.F38" chart:class="chart:scatter">
            <chart:domain table:cell-range-address="Sheet1.A32:Sheet1.A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2:Sheet1.A38</svg:desc>
                </draw:g>
              </table:table-cell>
              <table:table-cell office:value-type="float" office:value="177.84">
                <text:p>177.84</text:p>
                <draw:g>
                  <svg:desc>Sheet1.F32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1.36">
                <text:p>171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5.44">
                <text:p>145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9.44">
                <text:p>109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